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ICOBOARD vs CATBOARD 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Modified Wishbone </text:p>
              </text:list-item>
              <text:list-item>
                <text:p>Autofpga project provides</text:p>
                <text:list>
                  <text:list-item>
                    <text:p>toplevel.v &amp; main.v</text:p>
                  </text:list-item>
                  <text:list-item>
                    <text:p>cpudef.h &amp; design.h</text:p>
                  </text:list-item>
                  <text:list-item>
                    <text:p>board.ld </text:p>
                  </text:list-item>
                </text:list>
              </text:list-item>
              <text:list-item>
                <text:p>ZipCPU ab82a88 04/20/18</text:p>
              </text:list-item>
              <text:list-item>
                <text:p>128K SRAM</text:p>
              </text:list-item>
              <text:list-item>
                <text:p>SB_IO toplevel interface to SRAM</text:p>
              </text:list-item>
              <text:list-item>
                <text:p>4 PMOD connector, flat ribbon connectors, leds </text:p>
              </text:list-item>
              <text:list-item>
                <text:p>50 Mhz no PLL</text:p>
              </text:list-item>
              <text:list-item>
                <text:p>SPIXEXPRESS flash</text:p>
              </text:list-item>
              <text:list-item>
                <text:p>HX8K FPGA</text:p>
              </text:list-item>
              <text:list-item>
                <text:p>Interface to RPI 8 bit parallel</text:p>
              </text:list-item>
              <text:list-item>
                <text:p>Yosys Tool Chain</text:p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Modified Wishbone </text:p>
              </text:list-item>
              <text:list-item>
                <text:p>Autofpga projgect provides</text:p>
                <text:list>
                  <text:list-item>
                    <text:p>toplevel.v &amp; main.v</text:p>
                  </text:list-item>
                  <text:list-item>
                    <text:p>cpudef.h &amp; design.h</text:p>
                  </text:list-item>
                  <text:list-item>
                    <text:p>board.ld </text:p>
                  </text:list-item>
                </text:list>
              </text:list-item>
              <text:list-item>
                <text:p>ZipCPU ab82a88 04/20/18</text:p>
              </text:list-item>
              <text:list-item>
                <text:p>32M SDRAM</text:p>
              </text:list-item>
              <text:list-item>
                <text:p>Tristate toplevel interface to SDRAM</text:p>
              </text:list-item>
              <text:list-item>
                <text:p>2 PMOD, 4 LEDs, 4 dip switch 2 push button switches, 20 pin header</text:p>
              </text:list-item>
              <text:list-item>
                <text:p>40 MHz using PLL</text:p>
              </text:list-item>
              <text:list-item>
                <text:p>Ver 0.1 has issues with SPI</text:p>
              </text:list-item>
              <text:list-item>
                <text:p>HX8K FPGA</text:p>
              </text:list-item>
              <text:list-item>
                <text:p>Interface to RPI 8 bit parallel</text:p>
              </text:list-item>
              <text:list-item>
                <text:p>Yosys Tool Chai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08:49:01.280186782</meta:creation-date>
    <dc:date>2018-11-27T09:39:51.909726995</dc:date>
    <meta:editing-duration>PT29M38S</meta:editing-duration>
    <meta:editing-cycles>1</meta:editing-cycles>
    <meta:document-statistic meta:object-count="26"/>
    <meta:generator>LibreOffice/5.2.7.2$Linux_ARM_EABI LibreOffice_project/20m0$Build-2</meta:generator>
  </office:meta>
</office:document-meta>
</file>